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49.28mm"/>
    </style:style>
    <style:style style:name="co4" style:family="table-column">
      <style:table-column-properties fo:break-before="auto" style:column-width="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3.66mm" svg:height="90.05mm" svg:x="62.23mm" svg:y="91.9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03 <text:s text:c="3"/>sampled: 1853.329 <text:s text:c="2"/>given: 3800 <text:s text:c="2"/>gain: 2.05036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03 <text:s text:c="3"/>sampled: 1853.329 <text:s text:c="2"/>given: 3800 <text:s text:c="2"/>gain: 2.05036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36 <text:s text:c="3"/>sampled: 1755.945 <text:s text:c="2"/>given: 3600 <text:s text:c="2"/>gain: 2.05017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36 <text:s text:c="3"/>sampled: 1755.945 <text:s text:c="2"/>given: 3600 <text:s text:c="2"/>gain: 2.05017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466 <text:s text:c="3"/>sampled: 1658.258 <text:s text:c="2"/>given: 3400 <text:s text:c="2"/>gain: 2.05034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466 <text:s text:c="3"/>sampled: 1658.258 <text:s text:c="2"/>given: 3400 <text:s text:c="2"/>gain: 2.05034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496 <text:s text:c="3"/>sampled: 1560.571 <text:s text:c="2"/>given: 3200 <text:s text:c="2"/>gain: 2.05053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496 <text:s text:c="3"/>sampled: 1560.571 <text:s text:c="2"/>given: 3200 <text:s text:c="2"/>gain: 2.05053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28 <text:s text:c="3"/>sampled: 1463.086 <text:s text:c="2"/>given: 3000 <text:s text:c="2"/>gain: 2.0504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29 <text:s text:c="3"/>sampled: 1463.187 <text:s text:c="2"/>given: 3000 <text:s text:c="2"/>gain: 2.05031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60 <text:s text:c="3"/>sampled: 1365.601 <text:s text:c="2"/>given: 2800 <text:s text:c="2"/>gain: 2.0503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60 <text:s text:c="3"/>sampled: 1365.601 <text:s text:c="2"/>given: 2800 <text:s text:c="2"/>gain: 2.0503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590 <text:s text:c="3"/>sampled: 1267.914 <text:s text:c="2"/>given: 2600 <text:s text:c="2"/>gain: 2.05061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590 <text:s text:c="3"/>sampled: 1267.914 <text:s text:c="2"/>given: 2600 <text:s text:c="2"/>gain: 2.05061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23 <text:s text:c="3"/>sampled: 1170.529 <text:s text:c="2"/>given: 2400 <text:s text:c="2"/>gain: 2.05035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22 <text:s text:c="3"/>sampled: 1170.428 <text:s text:c="2"/>given: 2400 <text:s text:c="2"/>gain: 2.05053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55 <text:s text:c="3"/>sampled: 1073.044 <text:s text:c="2"/>given: 2200 <text:s text:c="2"/>gain: 2.05024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54 <text:s text:c="3"/>sampled: 1072.943 <text:s text:c="2"/>given: 2200 <text:s text:c="2"/>gain: 2.05043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50364" calcext:value-type="float">
            <text:p>2.050364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364" calcext:value-type="float">
            <text:p>2.050364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178" calcext:value-type="float">
            <text:p>2.050178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178" calcext:value-type="float">
            <text:p>2.050178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344" calcext:value-type="float">
            <text:p>2.050344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344" calcext:value-type="float">
            <text:p>2.050344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531" calcext:value-type="float">
            <text:p>2.050531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531" calcext:value-type="float">
            <text:p>2.050531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461" calcext:value-type="float">
            <text:p>2.050461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319" calcext:value-type="float">
            <text:p>2.050319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38" calcext:value-type="float">
            <text:p>2.05038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38" calcext:value-type="float">
            <text:p>2.05038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612" calcext:value-type="float">
            <text:p>2.050612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612" calcext:value-type="float">
            <text:p>2.050612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355" calcext:value-type="float">
            <text:p>2.050355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531" calcext:value-type="float">
            <text:p>2.050531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242" calcext:value-type="float">
            <text:p>2.050242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435" calcext:value-type="float">
            <text:p>2.05043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504" calcext:value-type="float">
            <text:p>2.0504</text:p>
          </table:table-cell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5"/>
        </table:table-row>
        <table:table-row table:style-name="ro1">
          <table:table-cell table:style-name="ce1" table:number-columns-repeated="6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29.678" calcext:value-type="float">
            <text:p>2329.678</text:p>
          </table:table-cell>
          <table:table-cell table:formula="of:=AVERAGE([.A50:.A104])" office:value-type="float" office:value="2329.57401818182" calcext:value-type="float">
            <text:p>2329.57401818182</text:p>
          </table:table-cell>
          <table:table-cell table:formula="of:=AVERAGE([.F50:.F53])" office:value-type="float" office:value="50.357" calcext:value-type="float">
            <text:p>50.357</text:p>
          </table:table-cell>
          <table:table-cell table:formula="of:=2*[.C50]" office:value-type="float" office:value="100.714" calcext:value-type="float">
            <text:p>100.714</text:p>
          </table:table-cell>
          <table:table-cell table:formula="of:=[.D50]/[.B50]" office:value-type="float" office:value="0.0432327967319129" calcext:value-type="float">
            <text:p>0.043232796731913</text:p>
          </table:table-cell>
          <table:table-cell office:value-type="float" office:value="50.361" calcext:value-type="float">
            <text:p>50.361</text:p>
          </table:table-cell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4"/>
          <table:table-cell office:value-type="float" office:value="50.356" calcext:value-type="float">
            <text:p>50.356</text:p>
          </table:table-cell>
        </table:table-row>
        <table:table-row table:style-name="ro1">
          <table:table-cell office:value-type="float" office:value="2328.269" calcext:value-type="float">
            <text:p>2328.269</text:p>
          </table:table-cell>
          <table:table-cell table:number-columns-repeated="4"/>
          <table:table-cell office:value-type="float" office:value="50.355" calcext:value-type="float">
            <text:p>50.355</text:p>
          </table:table-cell>
        </table:table-row>
        <table:table-row table:style-name="ro1">
          <table:table-cell office:value-type="float" office:value="2325.751" calcext:value-type="float">
            <text:p>2325.751</text:p>
          </table:table-cell>
          <table:table-cell table:number-columns-repeated="4"/>
          <table:table-cell office:value-type="float" office:value="50.356" calcext:value-type="float">
            <text:p>50.356</text:p>
          </table:table-cell>
        </table:table-row>
        <table:table-row table:style-name="ro1">
          <table:table-cell office:value-type="float" office:value="2328.973" calcext:value-type="float">
            <text:p>2328.973</text:p>
          </table:table-cell>
          <table:table-cell table:number-columns-repeated="5"/>
        </table:table-row>
        <table:table-row table:style-name="ro1">
          <table:table-cell office:value-type="float" office:value="2328.571" calcext:value-type="float">
            <text:p>2328.571</text:p>
          </table:table-cell>
          <table:table-cell table:number-columns-repeated="5"/>
        </table:table-row>
        <table:table-row table:style-name="ro1">
          <table:table-cell office:value-type="float" office:value="2329.678" calcext:value-type="float">
            <text:p>2329.678</text:p>
          </table:table-cell>
          <table:table-cell table:number-columns-repeated="5"/>
        </table:table-row>
        <table:table-row table:style-name="ro1">
          <table:table-cell office:value-type="float" office:value="2328.369" calcext:value-type="float">
            <text:p>2328.369</text:p>
          </table:table-cell>
          <table:table-cell table:number-columns-repeated="5"/>
        </table:table-row>
        <table:table-row table:style-name="ro1">
          <table:table-cell office:value-type="float" office:value="2329.88" calcext:value-type="float">
            <text:p>2329.88</text:p>
          </table:table-cell>
          <table:table-cell table:number-columns-repeated="5"/>
        </table:table-row>
        <table:table-row table:style-name="ro1">
          <table:table-cell office:value-type="float" office:value="2328.873" calcext:value-type="float">
            <text:p>2328.873</text:p>
          </table:table-cell>
          <table:table-cell table:number-columns-repeated="5"/>
        </table:table-row>
        <table:table-row table:style-name="ro1">
          <table:table-cell office:value-type="float" office:value="2329.275" calcext:value-type="float">
            <text:p>2329.275</text:p>
          </table:table-cell>
          <table:table-cell table:number-columns-repeated="5"/>
        </table:table-row>
        <table:table-row table:style-name="ro1">
          <table:table-cell office:value-type="float" office:value="2328.973" calcext:value-type="float">
            <text:p>2328.973</text:p>
          </table:table-cell>
          <table:table-cell table:number-columns-repeated="5"/>
        </table:table-row>
        <table:table-row table:style-name="ro1">
          <table:table-cell office:value-type="float" office:value="2330.786" calcext:value-type="float">
            <text:p>2330.786</text:p>
          </table:table-cell>
          <table:table-cell table:number-columns-repeated="5"/>
        </table:table-row>
        <table:table-row table:style-name="ro1">
          <table:table-cell office:value-type="float" office:value="2330.484" calcext:value-type="float">
            <text:p>2330.484</text:p>
          </table:table-cell>
          <table:table-cell table:number-columns-repeated="5"/>
        </table:table-row>
        <table:table-row table:style-name="ro1">
          <table:table-cell office:value-type="float" office:value="2329.074" calcext:value-type="float">
            <text:p>2329.074</text:p>
          </table:table-cell>
          <table:table-cell table:number-columns-repeated="5"/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number-columns-repeated="5"/>
        </table:table-row>
        <table:table-row table:style-name="ro1">
          <table:table-cell office:value-type="float" office:value="2330.585" calcext:value-type="float">
            <text:p>2330.585</text:p>
          </table:table-cell>
          <table:table-cell table:number-columns-repeated="5"/>
        </table:table-row>
        <table:table-row table:style-name="ro1">
          <table:table-cell office:value-type="float" office:value="2329.477" calcext:value-type="float">
            <text:p>2329.477</text:p>
          </table:table-cell>
          <table:table-cell table:number-columns-repeated="5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5"/>
        </table:table-row>
        <table:table-row table:style-name="ro1">
          <table:table-cell office:value-type="float" office:value="2329.779" calcext:value-type="float">
            <text:p>2329.779</text:p>
          </table:table-cell>
          <table:table-cell table:number-columns-repeated="5"/>
        </table:table-row>
        <table:table-row table:style-name="ro1">
          <table:table-cell office:value-type="float" office:value="2327.463" calcext:value-type="float">
            <text:p>2327.463</text:p>
          </table:table-cell>
          <table:table-cell table:number-columns-repeated="5"/>
        </table:table-row>
        <table:table-row table:style-name="ro1">
          <table:table-cell office:value-type="float" office:value="2329.779" calcext:value-type="float">
            <text:p>2329.779</text:p>
          </table:table-cell>
          <table:table-cell table:number-columns-repeated="5"/>
        </table:table-row>
        <table:table-row table:style-name="ro1">
          <table:table-cell office:value-type="float" office:value="2330.383" calcext:value-type="float">
            <text:p>2330.383</text:p>
          </table:table-cell>
          <table:table-cell table:number-columns-repeated="5"/>
        </table:table-row>
        <table:table-row table:style-name="ro1">
          <table:table-cell office:value-type="float" office:value="2331.088" calcext:value-type="float">
            <text:p>2331.088</text:p>
          </table:table-cell>
          <table:table-cell table:number-columns-repeated="5"/>
        </table:table-row>
        <table:table-row table:style-name="ro1">
          <table:table-cell office:value-type="float" office:value="2329.578" calcext:value-type="float">
            <text:p>2329.578</text:p>
          </table:table-cell>
          <table:table-cell table:number-columns-repeated="5"/>
        </table:table-row>
        <table:table-row table:style-name="ro1">
          <table:table-cell office:value-type="float" office:value="2329.074" calcext:value-type="float">
            <text:p>2329.074</text:p>
          </table:table-cell>
          <table:table-cell table:number-columns-repeated="5"/>
        </table:table-row>
        <table:table-row table:style-name="ro1">
          <table:table-cell office:value-type="float" office:value="2328.671" calcext:value-type="float">
            <text:p>2328.671</text:p>
          </table:table-cell>
          <table:table-cell table:number-columns-repeated="5"/>
        </table:table-row>
        <table:table-row table:style-name="ro1">
          <table:table-cell office:value-type="float" office:value="2330.182" calcext:value-type="float">
            <text:p>2330.182</text:p>
          </table:table-cell>
          <table:table-cell table:number-columns-repeated="5"/>
        </table:table-row>
        <table:table-row table:style-name="ro1">
          <table:table-cell office:value-type="float" office:value="2328.269" calcext:value-type="float">
            <text:p>2328.269</text:p>
          </table:table-cell>
          <table:table-cell table:number-columns-repeated="5"/>
        </table:table-row>
        <table:table-row table:style-name="ro1">
          <table:table-cell office:value-type="float" office:value="2331.189" calcext:value-type="float">
            <text:p>2331.189</text:p>
          </table:table-cell>
          <table:table-cell table:number-columns-repeated="5"/>
        </table:table-row>
        <table:table-row table:style-name="ro1">
          <table:table-cell office:value-type="float" office:value="2327.765" calcext:value-type="float">
            <text:p>2327.765</text:p>
          </table:table-cell>
          <table:table-cell table:number-columns-repeated="5"/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number-columns-repeated="5"/>
        </table:table-row>
        <table:table-row table:style-name="ro1">
          <table:table-cell office:value-type="float" office:value="2328.772" calcext:value-type="float">
            <text:p>2328.772</text:p>
          </table:table-cell>
          <table:table-cell table:number-columns-repeated="5"/>
        </table:table-row>
        <table:table-row table:style-name="ro1">
          <table:table-cell office:value-type="float" office:value="2330.686" calcext:value-type="float">
            <text:p>2330.686</text:p>
          </table:table-cell>
          <table:table-cell table:number-columns-repeated="5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5"/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5"/>
        </table:table-row>
        <table:table-row table:style-name="ro1">
          <table:table-cell office:value-type="float" office:value="2329.175" calcext:value-type="float">
            <text:p>2329.175</text:p>
          </table:table-cell>
          <table:table-cell table:number-columns-repeated="5"/>
        </table:table-row>
        <table:table-row table:style-name="ro1">
          <table:table-cell office:value-type="float" office:value="2330.383" calcext:value-type="float">
            <text:p>2330.383</text:p>
          </table:table-cell>
          <table:table-cell table:number-columns-repeated="5"/>
        </table:table-row>
        <table:table-row table:style-name="ro1">
          <table:table-cell office:value-type="float" office:value="2326.959" calcext:value-type="float">
            <text:p>2326.959</text:p>
          </table:table-cell>
          <table:table-cell table:number-columns-repeated="5"/>
        </table:table-row>
        <table:table-row table:style-name="ro1">
          <table:table-cell office:value-type="float" office:value="2330.283" calcext:value-type="float">
            <text:p>2330.283</text:p>
          </table:table-cell>
          <table:table-cell table:number-columns-repeated="5"/>
        </table:table-row>
        <table:table-row table:style-name="ro1">
          <table:table-cell office:value-type="float" office:value="2328.772" calcext:value-type="float">
            <text:p>2328.772</text:p>
          </table:table-cell>
          <table:table-cell table:number-columns-repeated="5"/>
        </table:table-row>
        <table:table-row table:style-name="ro1">
          <table:table-cell office:value-type="float" office:value="2328.772" calcext:value-type="float">
            <text:p>2328.772</text:p>
          </table:table-cell>
          <table:table-cell table:number-columns-repeated="5"/>
        </table:table-row>
        <table:table-row table:style-name="ro1">
          <table:table-cell office:value-type="float" office:value="2330.484" calcext:value-type="float">
            <text:p>2330.484</text:p>
          </table:table-cell>
          <table:table-cell table:number-columns-repeated="5"/>
        </table:table-row>
        <table:table-row table:style-name="ro1">
          <table:table-cell office:value-type="float" office:value="2329.88" calcext:value-type="float">
            <text:p>2329.88</text:p>
          </table:table-cell>
          <table:table-cell table:number-columns-repeated="5"/>
        </table:table-row>
        <table:table-row table:style-name="ro1">
          <table:table-cell office:value-type="float" office:value="2330.686" calcext:value-type="float">
            <text:p>2330.686</text:p>
          </table:table-cell>
          <table:table-cell table:number-columns-repeated="5"/>
        </table:table-row>
        <table:table-row table:style-name="ro1">
          <table:table-cell office:value-type="float" office:value="2329.578" calcext:value-type="float">
            <text:p>2329.578</text:p>
          </table:table-cell>
          <table:table-cell table:number-columns-repeated="5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5"/>
        </table:table-row>
        <table:table-row table:style-name="ro1">
          <table:table-cell office:value-type="float" office:value="2329.779" calcext:value-type="float">
            <text:p>2329.779</text:p>
          </table:table-cell>
          <table:table-cell table:number-columns-repeated="5"/>
        </table:table-row>
        <table:table-row table:style-name="ro1">
          <table:table-cell office:value-type="float" office:value="2330.585" calcext:value-type="float">
            <text:p>2330.585</text:p>
          </table:table-cell>
          <table:table-cell table:number-columns-repeated="5"/>
        </table:table-row>
        <table:table-row table:style-name="ro1">
          <table:table-cell office:value-type="float" office:value="2330.786" calcext:value-type="float">
            <text:p>2330.786</text:p>
          </table:table-cell>
          <table:table-cell table:number-columns-repeated="5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5"/>
        </table:table-row>
        <table:table-row table:style-name="ro1">
          <table:table-cell office:value-type="float" office:value="2328.671" calcext:value-type="float">
            <text:p>2328.671</text:p>
          </table:table-cell>
          <table:table-cell table:number-columns-repeated="5"/>
        </table:table-row>
        <table:table-row table:style-name="ro1">
          <table:table-cell office:value-type="float" office:value="2332.8" calcext:value-type="float">
            <text:p>2332.8</text:p>
          </table:table-cell>
          <table:table-cell table:number-columns-repeated="5"/>
        </table:table-row>
        <table:table-row table:style-name="ro1">
          <table:table-cell office:value-type="float" office:value="2329.376" calcext:value-type="float">
            <text:p>2329.376</text:p>
          </table:table-cell>
          <table:table-cell table:number-columns-repeated="5"/>
        </table:table-row>
        <table:table-row table:style-name="ro1">
          <table:table-cell office:value-type="float" office:value="2326.959" calcext:value-type="float">
            <text:p>2326.959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426.157" calcext:value-type="float">
            <text:p>2426.157</text:p>
          </table:table-cell>
          <table:table-cell table:formula="of:=AVERAGE([.A108:.A170])" office:value-type="float" office:value="2430.49992063492" calcext:value-type="float">
            <text:p>2430.49992063492</text:p>
          </table:table-cell>
          <table:table-cell table:formula="of:=AVERAGE([.F108:.F113])" office:value-type="float" office:value="5.311" calcext:value-type="float">
            <text:p>5.311</text:p>
          </table:table-cell>
          <table:table-cell table:formula="of:=2*[.C108]" office:value-type="float" office:value="10.622" calcext:value-type="float">
            <text:p>10.622</text:p>
          </table:table-cell>
          <table:table-cell table:formula="of:=[.D108]/[.B108]" office:value-type="float" office:value="0.00437029432085939" calcext:value-type="float">
            <text:p>0.004370294320859</text:p>
          </table:table-cell>
          <table:table-cell office:value-type="float" office:value="5.316" calcext:value-type="float">
            <text:p>5.316</text:p>
          </table:table-cell>
        </table:table-row>
        <table:table-row table:style-name="ro1">
          <table:table-cell office:value-type="float" office:value="2435.22" calcext:value-type="float">
            <text:p>2435.22</text:p>
          </table:table-cell>
          <table:table-cell table:number-columns-repeated="4"/>
          <table:table-cell office:value-type="float" office:value="5.311" calcext:value-type="float">
            <text:p>5.311</text:p>
          </table:table-cell>
        </table:table-row>
        <table:table-row table:style-name="ro1">
          <table:table-cell office:value-type="float" office:value="2427.063" calcext:value-type="float">
            <text:p>2427.063</text:p>
          </table:table-cell>
          <table:table-cell table:number-columns-repeated="4"/>
          <table:table-cell office:value-type="float" office:value="5.311" calcext:value-type="float">
            <text:p>5.311</text:p>
          </table:table-cell>
        </table:table-row>
        <table:table-row table:style-name="ro1">
          <table:table-cell office:value-type="float" office:value="2434.113" calcext:value-type="float">
            <text:p>2434.113</text:p>
          </table:table-cell>
          <table:table-cell table:number-columns-repeated="4"/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float" office:value="2430.789" calcext:value-type="float">
            <text:p>2430.789</text:p>
          </table:table-cell>
          <table:table-cell table:number-columns-repeated="4"/>
          <table:table-cell office:value-type="float" office:value="5.309" calcext:value-type="float">
            <text:p>5.309</text:p>
          </table:table-cell>
        </table:table-row>
        <table:table-row table:style-name="ro1">
          <table:table-cell office:value-type="float" office:value="2431.897" calcext:value-type="float">
            <text:p>2431.897</text:p>
          </table:table-cell>
          <table:table-cell table:number-columns-repeated="4"/>
          <table:table-cell office:value-type="float" office:value="5.309" calcext:value-type="float">
            <text:p>5.309</text:p>
          </table:table-cell>
        </table:table-row>
        <table:table-row table:style-name="ro1">
          <table:table-cell office:value-type="float" office:value="2433.609" calcext:value-type="float">
            <text:p>2433.609</text:p>
          </table:table-cell>
          <table:table-cell table:number-columns-repeated="5"/>
        </table:table-row>
        <table:table-row table:style-name="ro1">
          <table:table-cell office:value-type="float" office:value="2427.164" calcext:value-type="float">
            <text:p>2427.164</text:p>
          </table:table-cell>
          <table:table-cell table:number-columns-repeated="5"/>
        </table:table-row>
        <table:table-row table:style-name="ro1">
          <table:table-cell office:value-type="float" office:value="2431.595" calcext:value-type="float">
            <text:p>2431.595</text:p>
          </table:table-cell>
          <table:table-cell table:number-columns-repeated="5"/>
        </table:table-row>
        <table:table-row table:style-name="ro1">
          <table:table-cell office:value-type="float" office:value="2428.372" calcext:value-type="float">
            <text:p>2428.372</text:p>
          </table:table-cell>
          <table:table-cell table:number-columns-repeated="5"/>
        </table:table-row>
        <table:table-row table:style-name="ro1">
          <table:table-cell office:value-type="float" office:value="2430.991" calcext:value-type="float">
            <text:p>2430.991</text:p>
          </table:table-cell>
          <table:table-cell table:number-columns-repeated="5"/>
        </table:table-row>
        <table:table-row table:style-name="ro1">
          <table:table-cell office:value-type="float" office:value="2426.257" calcext:value-type="float">
            <text:p>2426.257</text:p>
          </table:table-cell>
          <table:table-cell table:number-columns-repeated="5"/>
        </table:table-row>
        <table:table-row table:style-name="ro1">
          <table:table-cell office:value-type="float" office:value="2427.264" calcext:value-type="float">
            <text:p>2427.264</text:p>
          </table:table-cell>
          <table:table-cell table:number-columns-repeated="5"/>
        </table:table-row>
        <table:table-row table:style-name="ro1">
          <table:table-cell office:value-type="float" office:value="2430.185" calcext:value-type="float">
            <text:p>2430.185</text:p>
          </table:table-cell>
          <table:table-cell table:number-columns-repeated="5"/>
        </table:table-row>
        <table:table-row table:style-name="ro1">
          <table:table-cell office:value-type="float" office:value="2434.113" calcext:value-type="float">
            <text:p>2434.113</text:p>
          </table:table-cell>
          <table:table-cell table:number-columns-repeated="5"/>
        </table:table-row>
        <table:table-row table:style-name="ro1">
          <table:table-cell office:value-type="float" office:value="2432.199" calcext:value-type="float">
            <text:p>2432.199</text:p>
          </table:table-cell>
          <table:table-cell table:number-columns-repeated="5"/>
        </table:table-row>
        <table:table-row table:style-name="ro1">
          <table:table-cell office:value-type="float" office:value="2428.775" calcext:value-type="float">
            <text:p>2428.775</text:p>
          </table:table-cell>
          <table:table-cell table:number-columns-repeated="5"/>
        </table:table-row>
        <table:table-row table:style-name="ro1">
          <table:table-cell office:value-type="float" office:value="2440.256" calcext:value-type="float">
            <text:p>2440.256</text:p>
          </table:table-cell>
          <table:table-cell table:number-columns-repeated="5"/>
        </table:table-row>
        <table:table-row table:style-name="ro1">
          <table:table-cell office:value-type="float" office:value="2421.222" calcext:value-type="float">
            <text:p>2421.222</text:p>
          </table:table-cell>
          <table:table-cell table:number-columns-repeated="5"/>
        </table:table-row>
        <table:table-row table:style-name="ro1">
          <table:table-cell office:value-type="float" office:value="2423.84" calcext:value-type="float">
            <text:p>2423.84</text:p>
          </table:table-cell>
          <table:table-cell table:number-columns-repeated="5"/>
        </table:table-row>
        <table:table-row table:style-name="ro1">
          <table:table-cell office:value-type="float" office:value="2426.862" calcext:value-type="float">
            <text:p>2426.862</text:p>
          </table:table-cell>
          <table:table-cell table:number-columns-repeated="5"/>
        </table:table-row>
        <table:table-row table:style-name="ro1">
          <table:table-cell office:value-type="float" office:value="2421.927" calcext:value-type="float">
            <text:p>2421.927</text:p>
          </table:table-cell>
          <table:table-cell table:number-columns-repeated="5"/>
        </table:table-row>
        <table:table-row table:style-name="ro1">
          <table:table-cell office:value-type="float" office:value="2428.07" calcext:value-type="float">
            <text:p>2428.07</text:p>
          </table:table-cell>
          <table:table-cell table:number-columns-repeated="5"/>
        </table:table-row>
        <table:table-row table:style-name="ro1">
          <table:table-cell office:value-type="float" office:value="2432.199" calcext:value-type="float">
            <text:p>2432.199</text:p>
          </table:table-cell>
          <table:table-cell table:number-columns-repeated="5"/>
        </table:table-row>
        <table:table-row table:style-name="ro1">
          <table:table-cell office:value-type="float" office:value="2428.977" calcext:value-type="float">
            <text:p>2428.977</text:p>
          </table:table-cell>
          <table:table-cell table:number-columns-repeated="5"/>
        </table:table-row>
        <table:table-row table:style-name="ro1">
          <table:table-cell office:value-type="float" office:value="2431.394" calcext:value-type="float">
            <text:p>2431.394</text:p>
          </table:table-cell>
          <table:table-cell table:number-columns-repeated="5"/>
        </table:table-row>
        <table:table-row table:style-name="ro1">
          <table:table-cell office:value-type="float" office:value="2430.789" calcext:value-type="float">
            <text:p>2430.789</text:p>
          </table:table-cell>
          <table:table-cell table:number-columns-repeated="5"/>
        </table:table-row>
        <table:table-row table:style-name="ro1">
          <table:table-cell office:value-type="float" office:value="2429.581" calcext:value-type="float">
            <text:p>2429.581</text:p>
          </table:table-cell>
          <table:table-cell table:number-columns-repeated="5"/>
        </table:table-row>
        <table:table-row table:style-name="ro1">
          <table:table-cell office:value-type="float" office:value="2426.459" calcext:value-type="float">
            <text:p>2426.459</text:p>
          </table:table-cell>
          <table:table-cell table:number-columns-repeated="5"/>
        </table:table-row>
        <table:table-row table:style-name="ro1">
          <table:table-cell office:value-type="float" office:value="2430.789" calcext:value-type="float">
            <text:p>2430.789</text:p>
          </table:table-cell>
          <table:table-cell table:number-columns-repeated="5"/>
        </table:table-row>
        <table:table-row table:style-name="ro1">
          <table:table-cell office:value-type="float" office:value="2434.918" calcext:value-type="float">
            <text:p>2434.918</text:p>
          </table:table-cell>
          <table:table-cell table:number-columns-repeated="5"/>
        </table:table-row>
        <table:table-row table:style-name="ro1">
          <table:table-cell office:value-type="float" office:value="2430.991" calcext:value-type="float">
            <text:p>2430.991</text:p>
          </table:table-cell>
          <table:table-cell table:number-columns-repeated="5"/>
        </table:table-row>
        <table:table-row table:style-name="ro1">
          <table:table-cell office:value-type="float" office:value="2438.141" calcext:value-type="float">
            <text:p>2438.141</text:p>
          </table:table-cell>
          <table:table-cell table:number-columns-repeated="5"/>
        </table:table-row>
        <table:table-row table:style-name="ro1">
          <table:table-cell office:value-type="float" office:value="2431.293" calcext:value-type="float">
            <text:p>2431.293</text:p>
          </table:table-cell>
          <table:table-cell table:number-columns-repeated="5"/>
        </table:table-row>
        <table:table-row table:style-name="ro1">
          <table:table-cell office:value-type="float" office:value="2426.761" calcext:value-type="float">
            <text:p>2426.761</text:p>
          </table:table-cell>
          <table:table-cell table:number-columns-repeated="5"/>
        </table:table-row>
        <table:table-row table:style-name="ro1">
          <table:table-cell office:value-type="float" office:value="2430.386" calcext:value-type="float">
            <text:p>2430.386</text:p>
          </table:table-cell>
          <table:table-cell table:number-columns-repeated="5"/>
        </table:table-row>
        <table:table-row table:style-name="ro1">
          <table:table-cell office:value-type="float" office:value="2431.293" calcext:value-type="float">
            <text:p>2431.293</text:p>
          </table:table-cell>
          <table:table-cell table:number-columns-repeated="5"/>
        </table:table-row>
        <table:table-row table:style-name="ro1">
          <table:table-cell office:value-type="float" office:value="2436.832" calcext:value-type="float">
            <text:p>2436.832</text:p>
          </table:table-cell>
          <table:table-cell table:number-columns-repeated="5"/>
        </table:table-row>
        <table:table-row table:style-name="ro1">
          <table:table-cell office:value-type="float" office:value="2431.091" calcext:value-type="float">
            <text:p>2431.091</text:p>
          </table:table-cell>
          <table:table-cell table:number-columns-repeated="5"/>
        </table:table-row>
        <table:table-row table:style-name="ro1">
          <table:table-cell office:value-type="float" office:value="2432.703" calcext:value-type="float">
            <text:p>2432.703</text:p>
          </table:table-cell>
          <table:table-cell table:number-columns-repeated="5"/>
        </table:table-row>
        <table:table-row table:style-name="ro1">
          <table:table-cell office:value-type="float" office:value="2433.609" calcext:value-type="float">
            <text:p>2433.609</text:p>
          </table:table-cell>
          <table:table-cell table:number-columns-repeated="5"/>
        </table:table-row>
        <table:table-row table:style-name="ro1">
          <table:table-cell office:value-type="float" office:value="2426.66" calcext:value-type="float">
            <text:p>2426.66</text:p>
          </table:table-cell>
          <table:table-cell table:number-columns-repeated="5"/>
        </table:table-row>
        <table:table-row table:style-name="ro1">
          <table:table-cell office:value-type="float" office:value="2426.962" calcext:value-type="float">
            <text:p>2426.962</text:p>
          </table:table-cell>
          <table:table-cell table:number-columns-repeated="5"/>
        </table:table-row>
        <table:table-row table:style-name="ro1">
          <table:table-cell office:value-type="float" office:value="2428.775" calcext:value-type="float">
            <text:p>2428.775</text:p>
          </table:table-cell>
          <table:table-cell table:number-columns-repeated="5"/>
        </table:table-row>
        <table:table-row table:style-name="ro1">
          <table:table-cell office:value-type="float" office:value="2430.084" calcext:value-type="float">
            <text:p>2430.084</text:p>
          </table:table-cell>
          <table:table-cell table:number-columns-repeated="5"/>
        </table:table-row>
        <table:table-row table:style-name="ro1">
          <table:table-cell office:value-type="float" office:value="2429.178" calcext:value-type="float">
            <text:p>2429.178</text:p>
          </table:table-cell>
          <table:table-cell table:number-columns-repeated="5"/>
        </table:table-row>
        <table:table-row table:style-name="ro1">
          <table:table-cell office:value-type="float" office:value="2433.811" calcext:value-type="float">
            <text:p>2433.811</text:p>
          </table:table-cell>
          <table:table-cell table:number-columns-repeated="5"/>
        </table:table-row>
        <table:table-row table:style-name="ro1">
          <table:table-cell office:value-type="float" office:value="2428.473" calcext:value-type="float">
            <text:p>2428.473</text:p>
          </table:table-cell>
          <table:table-cell table:number-columns-repeated="5"/>
        </table:table-row>
        <table:table-row table:style-name="ro1">
          <table:table-cell office:value-type="float" office:value="2431.192" calcext:value-type="float">
            <text:p>2431.192</text:p>
          </table:table-cell>
          <table:table-cell table:number-columns-repeated="5"/>
        </table:table-row>
        <table:table-row table:style-name="ro1">
          <table:table-cell office:value-type="float" office:value="2427.164" calcext:value-type="float">
            <text:p>2427.164</text:p>
          </table:table-cell>
          <table:table-cell table:number-columns-repeated="5"/>
        </table:table-row>
        <table:table-row table:style-name="ro1">
          <table:table-cell office:value-type="float" office:value="2427.063" calcext:value-type="float">
            <text:p>2427.063</text:p>
          </table:table-cell>
          <table:table-cell table:number-columns-repeated="5"/>
        </table:table-row>
        <table:table-row table:style-name="ro1">
          <table:table-cell office:value-type="float" office:value="2434.213" calcext:value-type="float">
            <text:p>2434.213</text:p>
          </table:table-cell>
          <table:table-cell table:number-columns-repeated="5"/>
        </table:table-row>
        <table:table-row table:style-name="ro1">
          <table:table-cell office:value-type="float" office:value="2433.408" calcext:value-type="float">
            <text:p>2433.408</text:p>
          </table:table-cell>
          <table:table-cell table:number-columns-repeated="5"/>
        </table:table-row>
        <table:table-row table:style-name="ro1">
          <table:table-cell office:value-type="float" office:value="2431.091" calcext:value-type="float">
            <text:p>2431.091</text:p>
          </table:table-cell>
          <table:table-cell table:number-columns-repeated="5"/>
        </table:table-row>
        <table:table-row table:style-name="ro1">
          <table:table-cell office:value-type="float" office:value="2434.415" calcext:value-type="float">
            <text:p>2434.415</text:p>
          </table:table-cell>
          <table:table-cell table:number-columns-repeated="5"/>
        </table:table-row>
        <table:table-row table:style-name="ro1">
          <table:table-cell office:value-type="float" office:value="2435.12" calcext:value-type="float">
            <text:p>2435.12</text:p>
          </table:table-cell>
          <table:table-cell table:number-columns-repeated="5"/>
        </table:table-row>
        <table:table-row table:style-name="ro1">
          <table:table-cell office:value-type="float" office:value="2434.515" calcext:value-type="float">
            <text:p>2434.515</text:p>
          </table:table-cell>
          <table:table-cell table:number-columns-repeated="5"/>
        </table:table-row>
        <table:table-row table:style-name="ro1">
          <table:table-cell office:value-type="float" office:value="2428.977" calcext:value-type="float">
            <text:p>2428.977</text:p>
          </table:table-cell>
          <table:table-cell table:number-columns-repeated="5"/>
        </table:table-row>
        <table:table-row table:style-name="ro1">
          <table:table-cell office:value-type="float" office:value="2432.4" calcext:value-type="float">
            <text:p>2432.4</text:p>
          </table:table-cell>
          <table:table-cell table:number-columns-repeated="5"/>
        </table:table-row>
        <table:table-row table:style-name="ro1">
          <table:table-cell office:value-type="float" office:value="2433.811" calcext:value-type="float">
            <text:p>2433.811</text:p>
          </table:table-cell>
          <table:table-cell table:number-columns-repeated="5"/>
        </table:table-row>
        <table:table-row table:style-name="ro1">
          <table:table-cell office:value-type="float" office:value="2429.782" calcext:value-type="float">
            <text:p>2429.782</text:p>
          </table:table-cell>
          <table:table-cell table:number-columns-repeated="5"/>
        </table:table-row>
        <table:table-row table:style-name="ro1">
          <table:table-cell office:value-type="float" office:value="2426.358" calcext:value-type="float">
            <text:p>2426.358</text:p>
          </table:table-cell>
          <table:table-cell table:number-columns-repeated="5"/>
        </table:table-row>
        <table:table-row table:style-name="ro1">
          <table:table-cell office:value-type="float" office:value="2431.897" calcext:value-type="float">
            <text:p>2431.89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15:11:58.8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4T15:29:22.034000000</dc:date>
    <meta:editing-duration>PT1H2M56S</meta:editing-duration>
    <meta:editing-cycles>18</meta:editing-cycles>
    <meta:document-statistic meta:table-count="1" meta:cell-count="1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367cm" svg:height="9.006cm" xlink:href=".." xlink:type="simple" chart:class="chart:line" chart:style-name="ch1">
        <chart:legend chart:legend-position="end" svg:x="18.515cm" svg:y="4.204cm" style:legend-expansion="high" chart:style-name="ch2"/>
        <chart:plot-area chart:style-name="ch3" table:cell-range-address="Sheet1.A21:Sheet1.A38" svg:x="0.427cm" svg:y="0.18cm" svg:width="17.661cm" svg:height="8.646cm">
          <chartooo:coordinate-region svg:x="1.71cm" svg:y="0.379cm" svg:width="16.19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50364">
                <text:p>2.050364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50364">
                <text:p>2.050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50178">
                <text:p>2.050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50178">
                <text:p>2.050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50344">
                <text:p>2.050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50344">
                <text:p>2.050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0531">
                <text:p>2.050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50531">
                <text:p>2.050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50461">
                <text:p>2.050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50319">
                <text:p>2.050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5038">
                <text:p>2.05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5038">
                <text:p>2.05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50612">
                <text:p>2.050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50612">
                <text:p>2.050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50355">
                <text:p>2.050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50531">
                <text:p>2.050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50242">
                <text:p>2.050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50435">
                <text:p>2.050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